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Segoe UI" svg:font-family="'Segoe U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style:font-name-asian="Segoe UI" style:font-size-asian="12pt" style:font-name-complex="Segoe UI" style:font-size-complex="12pt"/>
    </style:style>
    <style:style style:name="P2" style:family="paragraph" style:parent-style-name="Text_20_body">
      <style:paragraph-properties fo:break-before="page"/>
    </style:style>
    <style:style style:name="P3" style:family="paragraph" style:parent-style-name="Text_20_body" style:list-style-name="L1">
      <style:text-properties style:font-name="Times New Roman" fo:font-size="12pt" style:font-name-asian="Segoe UI" style:font-size-asian="12pt" style:font-name-complex="Segoe UI" style:font-size-complex="12pt"/>
    </style:style>
    <style:style style:name="P4" style:family="paragraph" style:parent-style-name="Heading_20_1">
      <style:paragraph-properties fo:break-before="page"/>
    </style:style>
    <style:style style:name="T1" style:family="text">
      <style:text-properties fo:color="#000000" style:font-name="Courier New" fo:font-size="10pt" style:font-name-asian="Courier New" style:font-size-asian="10pt" style:font-name-complex="Courier New" style:font-size-complex="10pt"/>
    </style:style>
    <style:style style:name="T2" style:family="text">
      <style:text-properties fo:color="#005032" style:font-name="Courier New" fo:font-size="10pt" style:font-name-asian="Courier New" style:font-size-asian="10pt" style:font-name-complex="Courier New" style:font-size-complex="10pt"/>
    </style:style>
    <style:style style:name="T3" style:family="text">
      <style:text-properties style:font-name="Times New Roman" fo:font-size="12pt" style:font-size-asian="12pt" style:font-size-complex="12pt"/>
    </style:style>
    <style:style style:name="T4" style:family="text">
      <style:text-properties style:font-name="Times New Roman" fo:font-size="12pt" style:font-name-asian="Segoe UI" style:font-size-asian="12pt" style:font-name-complex="Segoe UI"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Metratec open source LPC 1226 Cortex-M0 AES128 based secondary bootloader development informations</text:h>
      <text:p text:style-name="Text_20_body"/>
      <text:p text:style-name="Text_20_body">July 2012</text:p>
      <text:p text:style-name="Text_20_body">Version 0.1 </text:p>
      <text:p text:style-name="Text_20_body">(incomplete, work in progress. PC-part not documented at all by now. See Doku_LPC1226_BTL for some information how to use the bootloader for better understanding of the PC-Part by now)</text:p>
      <text:p text:style-name="Text_20_body"/>
      <text:p text:style-name="Text_20_body">This document targets developers wishing to better understand the code and the mechanics used so they can use all features (like firmware versioning by code) or need to change one or another thing.</text:p>
      <text:p text:style-name="P2"/>
      <text:p text:style-name="Standard"/>
      <text:p text:style-name="Standard">When developing our new M0-based product lines we needed a possibility to update our RFID-Reader firmware. There is a primary bootloader in every LPC 122x chip but this bootloader does not support any security. Enabling writing to flash memory makes the code vunerable to reading an deassambling or copying.</text:p>
      <text:p text:style-name="Standard"/>
      <text:p text:style-name="Standard">For the same reasons the code needs protection agains copying before it is send to the Firmware update program.</text:p>
      <text:p text:style-name="Standard"/>
      <text:p text:style-name="Standard">So there should be the following composition:</text:p>
      <text:p text:style-name="Standard"/>
      <text:p text:style-name="Standard">Hardware bootloader:</text:p>
      <text:p text:style-name="Standard">CRP2 only allows deleting the whole memory at once so a wrong configured device may be reused.</text:p>
      <text:p text:style-name="Standard">For more informations see User Manual.</text:p>
      <text:p text:style-name="Standard"/>
      <text:p text:style-name="Standard">Firmware bootloader:</text:p>
      <text:p text:style-name="Standard">Starts at Flash memory position 0</text:p>
      <text:p text:style-name="Standard">Has a define size (8kB). The size is mainly caused by AES tables</text:p>
      <text:p text:style-name="Standard">Contains data about Bootloader itself</text:p>
      <text:p text:style-name="Standard">Can also provide data about the main code it the code is compiled in correct ways</text:p>
      <text:p text:style-name="Standard">Supports a number of commands like writing program flash or getting informations</text:p>
      <text:p text:style-name="Standard">Only starts </text:p>
      <text:p text:style-name="Standard">A: The following memory has no suitable code </text:p>
      <text:p text:style-name="Standard"><text:span text:style-name="T1">(*((</text:span><text:span text:style-name="T2">u32</text:span><text:span text:style-name="T1">*)pStartOfApplicationCode)!=0xFFFFFFFFUL)</text:span></text:p>
      <text:p text:style-name="Standard">B: The Bootloader Ram Variable is set to 0xB00410AD</text:p>
      <text:p text:style-name="Standard">C: An 'i' is send via Uart during the time window 5 to 55 ms after start up</text:p>
      <text:p text:style-name="Standard">else the Firmware starts without further command. This may be defined in or define out of the code. This is a backup door and might not be needed.</text:p>
      <text:p text:style-name="Standard"/>
      <text:p text:style-name="Standard">The communication is CRC and AES128 secured and uses a additional data offset change so even brute force is not so easy because there are no 00-areas.</text:p>
      <text:p text:style-name="Standard">Communcation uses UART</text:p>
      <text:p text:style-name="Standard">It may use UART0 or UART1 switched by #define</text:p>
      <text:p text:style-name="Standard"/>
      <text:p text:style-name="Standard">Firmware bootloader (and Firmware) uses a link template and a changed PROJECTNAME_Release.ld</text:p>
      <text:p text:style-name="Standard"/>
      <text:p text:style-name="Standard">Firmware code contains a CRC (computed and included by met-File generator). The CRC is checked at the first start of the new firmware. If it's wrong the bootloader will start up instead of frimware application.</text:p>
      <text:p text:style-name="Standard"/>
      <text:p text:style-name="Standard">Firmware:</text:p>
      <text:p text:style-name="Standard">called by Firmware bootloader</text:p>
      <text:p text:style-name="Standard">Has a reduced max. flash size (because the bootlaoder uses 8kB)</text:p>
      <text:p text:style-name="Standard">should not support any IAP routines (even though it is technical possible to make a firmware bootloader update by using IAP)</text:p>
      <text:p text:style-name="Standard">The interrupt service pointers are settled in a secured RAM area.</text:p>
      <text:p text:style-name="Standard">The RAM is smaller because of interrupt services and CRP (by the same size like only using CRP</text:p>
      <text:p text:style-name="Standard">Firmware should support calling the firmware bootloader</text:p>
      <text:p text:style-name="Standard">Firmware may use the same or a different UART than the firmware Bootloader</text:p>
      <text:p text:style-name="Standard">Firmware may support getting the Bootloader version information</text:p>
      <text:p text:style-name="Standard"><text:soft-page-break/>Firmware should save the version information like stated so they can be used in the firmware bootloader</text:p>
      <text:p text:style-name="Standard"/>
      <text:p text:style-name="Standard">Firmware (and Firmware bootloader) uses a link template and a changed PROJECTNAME_Release.ld</text:p>
      <text:h text:style-name="P4" text:outline-level="1">How to use the metraTec LPC 1226 Bootloader:</text:h>
      <text:p text:style-name="Text_20_body">This b<text:span text:style-name="T3">ootloader is developed and tested with </text:span><text:span text:style-name="T4">LPCXpresso v4.1.0 [Build 190] [27/09/2011] , in case of problems try using the same IDE. The test system was a Win7 PC and a WinXP PC.</text:span></text:p>
      <text:p text:style-name="P1"/>
      <text:list xml:id="list4606745436624478596" text:style-name="L1">
        <text:list-item>
          <text:p text:style-name="P3">Copy the given zipped folder to your hard drive. The folder is a workspace. The files may also be included by other ways but parameter might not be set in this case.</text:p>
        </text:list-item>
        <text:list-item>
          <text:p text:style-name="P3">Build a release version of CMSISv2p00_LPC12xx to get he hardware abstraction library. This must use the link_template file. Check Project → Properties → C/C++ Build → Settings -&gt; MCU Linker -&gt;Target Manage linker scripted is activated and Enable Code Read Protection is enabled.</text:p>
        </text:list-item>
        <text:list-item>
          <text:p text:style-name="P3">In case of problems with building the release check first: </text:p>
          <text:list>
            <text:list-item>
              <text:p text:style-name="P3">CMSISv2p00 lib is added to MCU Linker → Libraries</text:p>
            </text:list-item>
            <text:list-item>
              <text:p text:style-name="P3">MCU C Compiler → Miscellaneous C Dialect is c99 or gnu99 (tested with gnu99)</text:p>
            </text:list-item>
            <text:list-item>
              <text:p text:style-name="P3">Active build type ist release (not debug). For the library, too.</text:p>
            </text:list-item>
          </text:list>
        </text:list-item>
        <text:list-item>
          <text:p text:style-name="P3">Build a release of BootLoaderMetraTec</text:p>
        </text:list-item>
        <text:list-item>
          <text:p text:style-name="P3">Program flash</text:p>
          <text:list>
            <text:list-item>
              <text:p text:style-name="P3">Reset target on completation on</text:p>
            </text:list-item>
            <text:list-item>
              <text:p text:style-name="P3">CRP selection CRP0 (this should only allow testing, use CRP2 to protect your code later! CRP2 should only allow „delete whole flash“ command on ISP. Please keep in mind for protection: Firmware may delete or change or read the bootloader including the password using IAP! Never allow external firmware developement if data integrity is important.)</text:p>
            </text:list-item>
            <text:list-item>
              <text:p text:style-name="P3">Select the file BootLoaderMetraTec.axf</text:p>
            </text:list-item>
            <text:list-item>
              <text:p text:style-name="P3">Leave Base address empty</text:p>
            </text:list-item>
            <text:list-item>
              <text:p text:style-name="P3">Check Mass erase option</text:p>
            </text:list-item>
          </text:list>
        </text:list-item>
        <text:list-item>
          <text:p text:style-name="P3">Bootloader should now run. With CRP0 just release build the sample software and/or change what you want to try. Then just upload the axf the same way. Bootloader and program should work together fine.</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Segoe UI" svg:font-family="'Segoe U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4T15:01:22.10</meta:creation-date>
    <dc:date>2012-07-19T14:33:54.91</dc:date>
    <meta:editing-duration>PT1H46M21S</meta:editing-duration>
    <meta:editing-cycles>20</meta:editing-cycles>
    <meta:generator>OpenOffice.org/3.4$Win32 OpenOffice.org_project/340m1$Build-9590</meta:generator>
    <meta:document-statistic meta:table-count="0" meta:image-count="0" meta:object-count="0" meta:page-count="4" meta:paragraph-count="55" meta:word-count="794" meta:character-count="4752"/>
  </office:meta>
</office:document-meta>
</file>